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indent="0in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25pt" fo:font-style="normal" fo:text-shadow="none" style:text-underline-style="none" fo:font-weight="bold" style:letter-kerning="true" style:font-name-asian="Microsoft YaHei" style:font-size-asian="25pt" style:font-style-asian="normal" style:font-weight-asian="bold" style:font-name-complex="Arial2" style:font-size-complex="25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bold" style:letter-kerning="true" style:font-name-asian="Microsoft YaHei" style:font-size-asian="25pt" style:font-style-asian="normal" style:font-weight-asian="bold" style:font-name-complex="Arial2" style:font-size-complex="2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59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9in" fo:min-width="0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043in" fo:min-width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043in" fo:min-width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173in" fo:min-width="0.1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9in" fo:min-width="0.1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681in" fo:min-width="0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2.6854in" fo:min-width="4.43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043in" fo:min-width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ircle draw:style-name="gr2" draw:text-style-name="P2" svg:width="0.5157in" svg:height="0.5157in" svg:x="4.8in" svg:y="5.6669in"><text:p text:style-name="P1"><text:span text:style-name="T1">13</text:span></text:p></draw:circle><draw:ellipse draw:style-name="gr3" draw:text-style-name="P2" svg:width="0.5157in" svg:height="0.515in" svg:x="1.5272in" svg:y="2.6705in"><text:p text:style-name="P1"><text:span text:style-name="T1">2</text:span></text:p></draw:ellipse><draw:circle draw:style-name="gr4" draw:text-style-name="P2" svg:width="0.5157in" svg:height="0.5157in" svg:x="2.0063in" svg:y="3.8882in"><text:p text:style-name="P1"><text:span text:style-name="T1">3</text:span></text:p></draw:circle><draw:circle draw:style-name="gr5" draw:text-style-name="P2" svg:width="0.5157in" svg:height="0.5157in" svg:x="1.6008in" svg:y="5.0961in"><text:p text:style-name="P1"><text:span text:style-name="T1">5</text:span></text:p></draw:circle><draw:ellipse draw:style-name="gr6" draw:text-style-name="P2" svg:width="0.515in" svg:height="0.5157in" svg:x="3.0984in" svg:y="5.6469in"><text:p text:style-name="P1"><text:span text:style-name="T1">7</text:span></text:p></draw:ellipse><draw:circle draw:style-name="gr7" draw:text-style-name="P2" svg:width="0.515in" svg:height="0.515in" svg:x="0.3937in" svg:y="3.9126in"><text:p text:style-name="P1"><text:span text:style-name="T1">1</text:span></text:p></draw:circle><draw:circle draw:style-name="gr8" draw:text-style-name="P2" svg:width="0.515in" svg:height="0.515in" svg:x="6.2894in" svg:y="3.8217in"><text:p text:style-name="P1"><text:span text:style-name="T1">9</text:span></text:p></draw:circle><draw:circle draw:style-name="gr9" draw:text-style-name="P2" svg:width="0.515in" svg:height="0.515in" svg:x="4.8047in" svg:y="3.8217in"><text:p text:style-name="P1"><text:span text:style-name="T1">8</text:span></text:p></draw:circle><draw:circle draw:style-name="gr10" draw:text-style-name="P2" svg:width="0.515in" svg:height="0.515in" svg:x="3.5039in" svg:y="3.8614in"><text:p text:style-name="P1"><text:span text:style-name="T1">6</text:span></text:p></draw:circle><draw:circle draw:style-name="gr11" draw:text-style-name="P2" svg:width="0.515in" svg:height="0.515in" svg:x="5.2992in" svg:y="1.2106in"><text:p text:style-name="P1"><text:span text:style-name="T1">11</text:span></text:p></draw:circle><draw:circle draw:style-name="gr12" draw:text-style-name="P2" svg:width="0.5157in" svg:height="0.5157in" svg:x="3.9764in" svg:y="1.2878in"><text:p text:style-name="P1"><text:span text:style-name="T1">10</text:span></text:p></draw:circle><draw:ellipse draw:style-name="gr13" draw:text-style-name="P2" svg:width="0.5157in" svg:height="0.515in" svg:x="2.6874in" svg:y="1.9614in"><text:p text:style-name="P1"><text:span text:style-name="T1">5</text:span></text:p></draw:ellipse><draw:line draw:style-name="gr14" draw:text-style-name="P2" svg:x1="0.9346in" svg:y1="3.8681in" svg:x2="1.4961in" svg:y2="3.2598in"><text:p/></draw:line><draw:line draw:style-name="gr15" draw:text-style-name="P2" svg:x1="1.122in" svg:y1="4.1496in" svg:x2="1.7303in" svg:y2="4.1496in"><text:p/></draw:line><draw:line draw:style-name="gr16" draw:text-style-name="P2" svg:x1="2.1984in" svg:y1="2.698in" svg:x2="2.6197in" svg:y2="2.4173in"><text:p/></draw:line><draw:line draw:style-name="gr17" draw:text-style-name="P2" svg:x1="3.3587in" svg:y1="1.9299in" svg:x2="3.9201in" svg:y2="1.6961in"><text:p/></draw:line><draw:line draw:style-name="gr18" draw:text-style-name="P2" svg:x1="4.6787in" svg:y1="1.4819in" svg:x2="5.2402in" svg:y2="1.435in"><text:p/></draw:line><draw:line draw:style-name="gr19" draw:text-style-name="P2" svg:x1="2.7602in" svg:y1="4.1496in" svg:x2="3.4154in" svg:y2="4.1496in"><text:p/></draw:line><draw:line draw:style-name="gr20" draw:text-style-name="P2" svg:x1="4.1642in" svg:y1="4.1028in" svg:x2="4.6323in" svg:y2="4.1028in"><text:p/></draw:line><draw:line draw:style-name="gr21" draw:text-style-name="P2" svg:x1="5.5213in" svg:y1="4.0559in" svg:x2="6.1764in" svg:y2="4.0559in"><text:p/></draw:line><draw:line draw:style-name="gr22" draw:text-style-name="P2" svg:x1="0.9815in" svg:y1="4.5705in" svg:x2="1.5898in" svg:y2="5.0854in"><text:p/></draw:line><draw:line draw:style-name="gr23" draw:text-style-name="P2" svg:x1="2.2917in" svg:y1="5.6in" svg:x2="2.9937in" svg:y2="5.8339in"><text:p/></draw:line><draw:line draw:style-name="gr24" draw:text-style-name="P2" svg:x1="3.8366in" svg:y1="5.8807in" svg:x2="4.726in" svg:y2="5.8807in"><text:p/></draw:line><draw:frame draw:style-name="gr25" draw:text-style-name="P4" svg:width="0.2933in" svg:height="0.6961in" svg:x="0.7472in" svg:y="3.0323in"><draw:text-box><text:p text:style-name="P3"><text:span text:style-name="T2">ε</text:span></text:p></draw:text-box></draw:frame><draw:frame draw:style-name="gr26" draw:text-style-name="P4" svg:width="0.3634in" svg:height="0.4988in" svg:x="1.5894in" svg:y="3.5406in"><draw:text-box><text:p text:style-name="P3"><text:span text:style-name="T2">ε</text:span></text:p></draw:text-box></draw:frame><draw:frame draw:style-name="gr27" draw:text-style-name="P4" svg:width="0.3634in" svg:height="0.4988in" svg:x="0.8291in" svg:y="4.8043in"><draw:text-box><text:p text:style-name="P3"><text:span text:style-name="T2">ε</text:span></text:p></draw:text-box></draw:frame><draw:frame draw:style-name="gr28" draw:text-style-name="P4" svg:width="0.4106in" svg:height="0.4988in" svg:x="2.0492in" svg:y="1.9496in"><draw:text-box><text:p text:style-name="P3"><text:span text:style-name="T2">L</text:span></text:p></draw:text-box></draw:frame><draw:frame draw:style-name="gr29" draw:text-style-name="P4" svg:width="0.4106in" svg:height="0.4988in" svg:x="4.6783in" svg:y="0.8323in"><draw:text-box><text:p text:style-name="P3"><text:span text:style-name="T2">L</text:span></text:p></draw:text-box></draw:frame><draw:frame draw:style-name="gr30" draw:text-style-name="P4" svg:width="0.4106in" svg:height="0.6031in" svg:x="2.8917in" svg:y="3.4528in"><draw:text-box><text:p text:style-name="P3"><text:span text:style-name="T2">d</text:span></text:p></draw:text-box></draw:frame><draw:frame draw:style-name="gr31" draw:text-style-name="P4" svg:width="0.4106in" svg:height="0.6031in" svg:x="5.5681in" svg:y="3.3591in"><draw:text-box><text:p text:style-name="P3"><text:span text:style-name="T2">d</text:span></text:p></draw:text-box></draw:frame><draw:frame draw:style-name="gr32" draw:text-style-name="P5" svg:width="0.3335in" svg:height="0.6587in" svg:x="4.2272in" svg:y="3.3626in"><draw:text-box><text:p text:style-name="P3"><text:span text:style-name="T3">.</text:span></text:p></draw:text-box></draw:frame><draw:frame draw:style-name="gr33" draw:text-style-name="P4" svg:width="0.4016in" svg:height="0.4988in" svg:x="4.0701in" svg:y="5.278in"><draw:text-box><text:p text:style-name="P3"><text:span text:style-name="T2">+</text:span></text:p></draw:text-box></draw:frame><draw:frame draw:style-name="gr34" draw:text-style-name="P4" svg:width="0.4016in" svg:height="0.4988in" svg:x="2.5728in" svg:y="5.0909in"><draw:text-box><text:p text:style-name="P3"><text:span text:style-name="T2">+</text:span></text:p></draw:text-box></draw:frame><draw:line draw:style-name="gr35" draw:text-style-name="P2" svg:x1="2.6665in" svg:y1="1.8091in" svg:x2="1.637in" svg:y2="1.7154in"><text:p/></draw:line><draw:line draw:style-name="gr36" draw:text-style-name="P2" svg:x1="1.5433in" svg:y1="1.9496in" svg:x2="1.637in" svg:y2="2.6047in"><text:p/></draw:line><draw:line draw:style-name="gr37" draw:text-style-name="P2" svg:x1="3.9768in" svg:y1="1.2004in" svg:x2="1.122in" svg:y2="1.3874in"><text:p/></draw:line><draw:line draw:style-name="gr38" draw:text-style-name="P2" svg:x1="0.9346in" svg:y1="1.6685in" svg:x2="1.4496in" svg:y2="2.7449in"><text:p/></draw:line><draw:line draw:style-name="gr39" draw:text-style-name="P2" svg:x1="5.4744in" svg:y1="1.0602in" svg:x2="4.8193in" svg:y2="0.452in"><text:p/></draw:line><draw:line draw:style-name="gr40" draw:text-style-name="P2" svg:x1="4.4913in" svg:y1="0.7327in" svg:x2="4.2575in" svg:y2="1.1539in"><text:p/></draw:line><draw:line draw:style-name="gr41" draw:text-style-name="P2" svg:x1="4.5386in" svg:y1="0.452in" svg:x2="1.122in" svg:y2="0.7795in"><text:p/></draw:line><draw:line draw:style-name="gr42" draw:text-style-name="P2" svg:x1="0.9346in" svg:y1="1.1071in" svg:x2="0.5602in" svg:y2="1.7622in"><text:p/></draw:line><draw:line draw:style-name="gr43" draw:text-style-name="P2" svg:x1="0.6071in" svg:y1="2.0433in" svg:x2="1.4028in" svg:y2="2.8858in"><text:p/></draw:line><draw:line draw:style-name="gr44" draw:text-style-name="P2" svg:x1="3.7429in" svg:y1="3.6343in" svg:x2="3.1346in" svg:y2="3.0728in"><text:p/></draw:line><draw:line draw:style-name="gr45" draw:text-style-name="P2" svg:x1="2.9941in" svg:y1="3.2598in" svg:x2="2.3858in" svg:y2="3.6811in"><text:p/></draw:line><draw:line draw:style-name="gr46" draw:text-style-name="P2" svg:x1="6.5039in" svg:y1="3.5413in" svg:x2="5.5681in" svg:y2="3.0264in"><text:p/></draw:line><draw:line draw:style-name="gr47" draw:text-style-name="P2" svg:x1="5.3807in" svg:y1="3.213in" svg:x2="5.1in" svg:y2="3.6343in"><text:p/></draw:line><draw:frame draw:style-name="gr48" draw:text-style-name="P4" svg:width="0.3634in" svg:height="0.4988in" svg:x="2.713in" svg:y="0.0307in"><draw:text-box><text:p text:style-name="P3"><text:span text:style-name="T2">ε</text:span></text:p></draw:text-box></draw:frame><draw:frame draw:style-name="gr49" draw:text-style-name="P4" svg:width="0.3634in" svg:height="0.4988in" svg:x="2.339in" svg:y="1.3941in"><draw:text-box><text:p text:style-name="P3"><text:span text:style-name="T2">ε</text:span></text:p></draw:text-box></draw:frame><draw:frame draw:style-name="gr50" draw:text-style-name="P4" svg:width="0.3634in" svg:height="0.4988in" svg:x="2.6539in" svg:y="0.7791in"><draw:text-box><text:p text:style-name="P3"><text:span text:style-name="T2">ε</text:span></text:p></draw:text-box></draw:frame><draw:frame draw:style-name="gr51" draw:text-style-name="P4" svg:width="0.3634in" svg:height="0.4988in" svg:x="3.45in" svg:y="2.7043in"><draw:text-box><text:p text:style-name="P3"><text:span text:style-name="T2">ε</text:span></text:p></draw:text-box></draw:frame><draw:frame draw:style-name="gr52" draw:text-style-name="P4" svg:width="0.3634in" svg:height="0.4988in" svg:x="5.8366in" svg:y="2.698in"><draw:text-box><text:p text:style-name="P3"><text:span text:style-name="T2">ε</text:span></text:p></draw:text-box></draw:frame><draw:frame draw:style-name="gr53" draw:text-style-name="P6" svg:width="4.9461in" svg:height="2.9748in" svg:x="0.4772in" svg:y="6.4425in"><draw:text-box><text:p text:style-name="P3"><text:span text:style-name="T1">Accepting states:</text:span></text:p><text:p text:style-name="P3"><text:span text:style-name="T1">Identifier – 5 (letters), 11 (letters and digits)</text:span></text:p><text:p text:style-name="P3"><text:span text:style-name="T1">Integer – 6</text:span></text:p><text:p text:style-name="P3"><text:span text:style-name="T1">Real – 9</text:span></text:p><text:p text:style-name="P3"><text:span text:style-name="T1">Operator – 7 (+), 13 (++)</text:span></text:p><text:p text:style-name="P3"><text:span text:style-name="T1"/></text:p><text:p text:style-name="P3"><text:span text:style-name="T1">RE: </text:span></text:p><text:p text:style-name="P3"><text:span text:style-name="T1">Identifier: L+ <text:s/>| [L (Ld)* L]</text:span></text:p><text:p text:style-name="P3"><text:span text:style-name="T1">Integer: d+</text:span></text:p><text:p text:style-name="P3"><text:span text:style-name="T1">Real: d+ . d+</text:span></text:p></draw:text-box></draw:frame><draw:frame draw:style-name="gr54" draw:text-style-name="P4" svg:width="0.4106in" svg:height="0.6031in" svg:x="3.313in" svg:y="1.3878in"><draw:text-box><text:p text:style-name="P3"><text:span text:style-name="T2">d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3:38:31.32</meta:creation-date>
    <meta:document-statistic meta:table-count="0" meta:image-count="0" meta:object-count="0" meta:page-count="1" meta:paragraph-count="0" meta:word-count="0" meta:character-count="0"/>
    <dc:date>2018-10-07T23:39:57.73</dc:date>
    <meta:editing-duration>PT1M26S</meta:editing-duration>
    <meta:editing-cycles>1</meta:editing-cycles>
    <meta:generator>OpenOffice/4.0.0$Win32 OpenOffice.org_project/400m3$Build-9702</meta:generator>
  </office:meta>
</office:document-meta>
</file>